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909B5A4E0C9A240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c75d7" officeooo:paragraph-rsid="000c75d7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officeooo:rsid="000c75d7" officeooo:paragraph-rsid="000c75d7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1.499cm" svg:stroke-color="#000000" draw:marker-start-width="3.498cm" draw:marker-end="Symmetric_20_Arrow" draw:marker-end-width="3.399cm" draw:textarea-horizontal-align="center" draw:textarea-vertical-align="middle" fo:padding-top="0.75cm" fo:padding-bottom="0.75cm" fo:padding-left="0.75cm" fo:padding-right="0.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73cm" svg:height="10.582cm" draw:z-index="0"><draw:image xlink:href="Pictures/1000020100000258000001909B5A4E0C9A2409D6.png" xlink:type="simple" xlink:show="embed" xlink:actuate="onLoad" loext:mime-type="image/png"/></draw:frame></text:p>
      <text:p text:style-name="P1"/>
      <text:p text:style-name="P2">Network Analysis Workshop</text:p>
      <text:p text:style-name="P1"><draw:line text:anchor-type="paragraph" draw:z-index="1" draw:name="Shape1" draw:style-name="gr1" draw:text-style-name="P3" svg:x1="4.884cm" svg:y1="4.837cm" svg:x2="12.433cm" svg:y2="4.83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Spencer</meta:initial-creator>
    <meta:creation-date>2018-03-22T14:56:55.162551852</meta:creation-date>
    <dc:date>2018-03-22T15:03:00.148098789</dc:date>
    <dc:creator>Mike Spencer</dc:creator>
    <meta:editing-duration>PT6M4S</meta:editing-duration>
    <meta:editing-cycles>5</meta:editing-cycles>
    <meta:generator>LibreOffice/5.4.5.1$Linux_X86_64 LibreOffice_project/40m0$Build-1</meta:generator>
    <meta:document-statistic meta:table-count="0" meta:image-count="1" meta:object-count="0" meta:page-count="1" meta:paragraph-count="1" meta:word-count="3" meta:character-count="25" meta:non-whitespace-character-count="23"/>
  </office:meta>
</office:document-meta>
</file>